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[" close="]">
              <mrow>
                <mfrac>
                  <mrow>
                    <msup>
                      <mtext>d</mtext>
                      <mn>2</mn>
                    </msup>
                    <mi>y</mi>
                  </mrow>
                  <mrow>
                    <mtext>d</mtext>
                    <msup>
                      <mi>z</mi>
                      <mn>2</mn>
                    </msup>
                  </mrow>
                </mfrac>
                <mrow>
                  <mi/>
                  <mo stretchy="false">+</mo>
                  <mi/>
                </mrow>
                <mfrac>
                  <mn>1</mn>
                  <mi>z</mi>
                </mfrac>
                <mi/>
                <mfrac>
                  <mrow>
                    <mtext>d</mtext>
                    <mi>y</mi>
                  </mrow>
                  <mrow>
                    <mtext>d</mtext>
                    <mi>z</mi>
                  </mrow>
                </mfrac>
                <mrow>
                  <mi/>
                  <mo stretchy="false">+</mo>
                  <mi/>
                </mrow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frac>
                      <mrow>
                        <msup>
                          <mi>v</mi>
                          <mn>2</mn>
                        </msup>
                      </mrow>
                      <mrow>
                        <msup>
                          <mi>z</mi>
                          <mn>2</mn>
                        </msup>
                      </mrow>
                    </mfrac>
                  </mrow>
                </mfenced>
              </mrow>
            </mfenced>
            <mi/>
            <mi>y</mi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i>v</mi>
            <mrow>
              <mi/>
              <mo stretchy="false">∈</mo>
              <mi/>
            </mrow>
            <mo stretchy="false">ℝ</mo>
            <mi/>
            <mtext> ; </mtext>
            <mi/>
            <mi>z</mi>
            <mrow>
              <mi/>
              <mo stretchy="false">∈</mo>
              <mi/>
            </mrow>
            <mo stretchy="false">ℂ</mo>
          </mrow>
        </mtd>
      </mtr>
    </mtable>
    <annotation encoding="StarMath 5.0">alignc 
left [ 
 {"d" ^2 y} over {"d" z ^2} ~+~ 1 over z ` {"d" y} over {"d" z} 
 ~+~ 
 left ( 
  1 ~-~ {v ^2} over {z ^2} 
 right )
right ] 
 ` 
y (z) ~=~ 0 
newline

v ~in~ setR ~" ; "~~ z ~in~ set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01:49.535000000</meta:creation-date>
    <meta:generator>LibreOffice/4.1.4.2$Windows_x86 LibreOffice_project/0a0440ccc0227ad9829de5f46be37cfb6edcf72</meta:generator>
  </office:meta>
</office:document-meta>
</file>